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7750.49517733728" calcext:value-type="float">
            <text:p>7750.4951773373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7750.49517733728" calcext:value-type="float">
            <text:p>7750.4951773373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7750.49517733728" calcext:value-type="float">
            <text:p>7750.4951773373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7750.49517733728" calcext:value-type="float">
            <text:p>7750.4951773373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49200" calcext:value-type="float">
            <text:p>149200</text:p>
          </table:table-cell>
          <table:table-cell table:formula="of:=SUM([.H10];[.H39];[.H69];[.H99])" office:value-type="float" office:value="7750.49517733728" calcext:value-type="float">
            <text:p>7750.4951773373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6700" calcext:value-type="float">
            <text:p>6700</text:p>
          </table:table-cell>
          <table:table-cell table:formula="of:=SUM([.H11];[.H40];[.H70];[.H100])" office:value-type="float" office:value="7750.49517733728" calcext:value-type="float">
            <text:p>7750.4951773373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table:formula="of:=SUM([.B93:.D93])" office:value-type="float" office:value="21700" calcext:value-type="float">
            <text:p>21700</text:p>
          </table:table-cell>
          <table:table-cell table:style-name="ce21" table:formula="of:=SUM([.B117:.F117])" office:value-type="float" office:value="1497.09273182957" calcext:value-type="float">
            <text:p>1497.092731829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497.09273182957" calcext:value-type="float">
            <text:p>1497.092731829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497.09273182957" calcext:value-type="float">
            <text:p>1497.092731829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497.09273182957" calcext:value-type="float">
            <text:p>1497.092731829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497.09273182957" calcext:value-type="float">
            <text:p>1497.092731829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A117:.F117])" office:value-type="float" office:value="1497.09273182957" calcext:value-type="float">
            <text:p>1497.092731829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];[.C117];[.E117];[.F117])" office:value-type="float" office:value="1107.61904761905" calcext:value-type="float">
            <text:p>1107.6190476191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147.09273182957" calcext:value-type="float">
            <text:p>1147.092731829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89.473684210526" calcext:value-type="float">
            <text:p>389.4736842105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:.F117])" office:value-type="float" office:value="1149.47368421053" calcext:value-type="float">
            <text:p>1149.473684210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497.09273182957" calcext:value-type="float">
            <text:p>1497.092731829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497.09273182957" calcext:value-type="float">
            <text:p>1497.092731829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497.09273182957" calcext:value-type="float">
            <text:p>1497.092731829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+Artsvi</text:p>
          </table:table-cell>
          <table:table-cell table:number-columns-repeated="2"/>
          <table:table-cell table:formula="of:=SUM([.A117:.F117])" office:value-type="float" office:value="1497.09273182957" calcext:value-type="float">
            <text:p>1497.092731829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:.F117])" office:value-type="float" office:value="1149.47368421053" calcext:value-type="float">
            <text:p>1149.473684210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497.09273182957" calcext:value-type="float">
            <text:p>1497.092731829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D117];[.E117];[.F117])" office:value-type="float" office:value="1497.09273182957" calcext:value-type="float">
            <text:p>1497.092731829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497.09273182957" calcext:value-type="float">
            <text:p>1497.092731829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0" office:value-type="float" office:value="0" calcext:value-type="float">
            <text:p>0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7:.F117])" office:value-type="float" office:value="1497.09273182957" calcext:value-type="float">
            <text:p>1497.092731829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497.09273182957" calcext:value-type="float">
            <text:p>1497.092731829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497.09273182957" calcext:value-type="float">
            <text:p>1497.0927318296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497.09273182957" calcext:value-type="float">
            <text:p>1497.0927318296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93:.H121])" office:value-type="float" office:value="31088.947368421" calcext:value-type="float">
            <text:p>31088.947368421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56:59.656077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3T11:03:55.588106606</dc:date>
    <meta:editing-duration>P5DT2H22M6S</meta:editing-duration>
    <meta:editing-cycles>1962</meta:editing-cycles>
    <meta:generator>LibreOffice/4.2.8.2$Linux_X86_64 LibreOffice_project/420m0$Build-2</meta:generator>
    <meta:document-statistic meta:table-count="11" meta:cell-count="4613" meta:object-count="0"/>
  </office:meta>
</office:document-meta>
</file>